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elix Titling" svg:font-family="Felix Titling" style:font-family-generic="decorative" style:font-pitch="variable" svg:panose-1="4 6 5 5 6 2 2 2 10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2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2" style:family="paragraph"/>
    <style:style style:name="P5" style:parent-style-name="Paragraphedeliste" style:list-style-name="LFO2" style:family="paragraph"/>
    <style:style style:name="P6" style:parent-style-name="Paragraphedeliste" style:list-style-name="LFO2" style:family="paragraph"/>
    <style:style style:name="P7" style:parent-style-name="Paragraphedeliste" style:list-style-name="LFO2" style:family="paragraph"/>
    <style:style style:name="P8" style:parent-style-name="Paragraphedeliste" style:list-style-name="LFO2" style:family="paragraph"/>
    <style:style style:name="P9" style:parent-style-name="Paragraphedeliste" style:list-style-name="LFO3" style:family="paragraph"/>
    <style:style style:name="P10" style:parent-style-name="Paragraphedeliste" style:list-style-name="LFO3" style:family="paragraph"/>
    <style:style style:name="P11" style:parent-style-name="Paragraphedeliste" style:list-style-name="LFO4" style:family="paragraph"/>
  </office:automatic-styles>
  <office:body>
    <office:text text:use-soft-page-breaks="true">
      <text:h text:style-name="P1" text:outline-level="2">Saisir<text:s/>véhicule</text:h>
      <text:h text:style-name="Titre3" text:outline-level="3">Préconditions</text:h>
      <text:list text:style-name="LFO1" text:continue-numbering="true">
        <text:list-item>
          <text:p text:style-name="P2">L’utilisateur clique sur nouveau<text:s/>véhicule</text:p>
        </text:list-item>
        <text:list-item>
          <text:p text:style-name="P3">Caractéristiques valables</text:p>
        </text:list-item>
      </text:list>
      <text:h text:style-name="Titre3" text:outline-level="3">Déroulement</text:h>
      <text:p text:style-name="Normal">L’utilisateur souhaitant enregistrer un nouveau<text:s/>véhicule<text:s/>dans le système clique sur le bouton<text:s/>enregistrer<text:s/>nouveau<text:s/>véhicule<text:s/>puis<text:s/>renseigne les<text:s/>caractéristiques<text:s/>de celui-ci. Si le<text:s/>véhicule<text:s/>existe déjà il en est notifié et invité<text:s/>à<text:s/>recommencer la saisie ou<text:s/>à<text:s/>quitter</text:p>
      <text:h text:style-name="Titre3" text:outline-level="3">Post conditions</text:h>
      <text:list text:style-name="LFO2" text:continue-numbering="true">
        <text:list-item>
          <text:p text:style-name="P4">Si l’opération<text:s/>se<text:s/>déroule<text:s/>bien le<text:s/>véhicule<text:s/>est enregistré dans le système</text:p>
        </text:list-item>
      </text:list>
      <text:h text:style-name="Titre2" text:outline-level="2">Consulter historique</text:h>
      <text:h text:style-name="Titre3" text:outline-level="3">Pre condition</text:h>
      <text:list text:style-name="LFO2" text:continue-numbering="true">
        <text:list-item>
          <text:p text:style-name="P5">L’utilisateur clique sur historique</text:p>
        </text:list-item>
      </text:list>
      <text:h text:style-name="Titre3" text:outline-level="3">Déroulement</text:h>
      <text:p text:style-name="Normal">L’utilisateur clique sur historique pour afficher l’historique de ses paramètres</text:p>
      <text:h text:style-name="Titre3" text:outline-level="3">Post conditions</text:h>
      <text:list text:style-name="LFO2" text:continue-numbering="true">
        <text:list-item>
          <text:p text:style-name="P6">L’historique est affiché<text:s/>si un historique existe<text:s/>et tout<text:s/>se passe bien</text:p>
        </text:list-item>
      </text:list>
      <text:h text:style-name="Titre2" text:outline-level="2">Saisir trajet</text:h>
      <text:h text:style-name="Titre3" text:outline-level="3">Pre condition</text:h>
      <text:list text:style-name="LFO2" text:continue-numbering="true">
        <text:list-item>
          <text:p text:style-name="P7">L’utilisateur clique sur nouveau trajet</text:p>
        </text:list-item>
        <text:list-item>
          <text:p text:style-name="P8">Paramètres valables</text:p>
        </text:list-item>
      </text:list>
      <text:h text:style-name="Titre3" text:outline-level="3">Déroulement</text:h>
      <text:p text:style-name="Normal">L’utilisateur clique sur nouveau trajet puis saisi les différents<text:s/>paramètres et valide</text:p>
      <text:h text:style-name="Titre3" text:outline-level="3">Post conditions</text:h>
      <text:p text:style-name="Normal">Si tout se passe bien le trajet optimal est défini et affiché<text:s/>à<text:s/>l’utilisateur</text:p>
      <text:h text:style-name="Titre2" text:outline-level="2">Supprimer historique</text:h>
      <text:h text:style-name="Titre3" text:outline-level="3">Précondition</text:h>
      <text:list text:style-name="LFO3" text:continue-numbering="true">
        <text:list-item>
          <text:p text:style-name="P9">L’utilisateur clique sur supprimer l’historique</text:p>
        </text:list-item>
        <text:list-item>
          <text:p text:style-name="P10">Un historique doit avoir été enregistrer auparavant</text:p>
        </text:list-item>
      </text:list>
      <text:h text:style-name="Titre3" text:outline-level="3">Déroulement</text:h>
      <text:p text:style-name="Normal">L’utilisateur clique sur supprimer l’historique puis le système lui<text:s/>demande<text:s/>de confirmer son choix. Il pourra confirmer ou annuler</text:p>
      <text:h text:style-name="Titre3" text:outline-level="3">Post condition</text:h>
      <text:list text:style-name="LFO4" text:continue-numbering="true">
        <text:list-item>
          <text:p text:style-name="P11">Si un historique existe déjà il est<text:s/>supprimé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elix Titling" svg:font-family="Felix Titling" style:font-family-generic="decorative" style:font-pitch="variable" svg:panose-1="4 6 5 5 6 2 2 2 10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Felix Titling" style:font-name-asian="Times New Roman" fo:color="#ED7D31" fo:font-size="13pt" style:font-size-asian="13pt" style:font-size-complex="13pt" style:text-underline-type="single" style:text-underline-style="solid" style:text-underline-width="auto" style:text-underline-mode="continuous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Felix Titling" style:font-name-asian="Times New Roman" fo:color="#ED7D31" style:font-size-complex="12pt" style:text-underline-type="single" style:text-underline-style="solid" style:text-underline-width="auto" style:text-underline-mode="continuous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3763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3763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color="#1F3763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3763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gis n'guessan</meta:initial-creator>
    <dc:creator>regis n'guessan</dc:creator>
    <meta:creation-date>2019-04-08T08:14:00Z</meta:creation-date>
    <dc:date>2019-04-08T20:35:00Z</dc:date>
    <meta:template xlink:href="Normal" xlink:type="simple"/>
    <meta:editing-cycles>3</meta:editing-cycles>
    <meta:editing-duration>PT6360S</meta:editing-duration>
    <meta:document-statistic meta:page-count="1" meta:paragraph-count="2" meta:word-count="205" meta:character-count="1331" meta:row-count="9" meta:non-whitespace-character-count="1128"/>
  </office:meta>
</office:document-meta>
</file>